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art 4 Group activity</text:p>
      <text:p text:style-name="Standard"/>
      <text:p text:style-name="Standard">Our new Critter - ShrimpCritter</text:p>
      <text:p text:style-name="Standard"/>
      <text:p text:style-name="Text_20_body">1. Specify: Each group specifies a new creature that extends Critter. The specifications must describe the properties and behavior of the new creature in detail.</text:p>
      <text:p text:style-name="Text_20_body">A ShrimpCritter gets the actors to be processed in the same way as a Critter. A ShrimpCitter changes its color to the color of one of the actors immediately randomly selected from the neighbors, and then if the selected critter is not a Rock or a ShrimpCritter, they exchange their position each other. If there is no actor in either of these locations, then the ShrimpCritter darkens like the flower. A ShrimpCritter moves like a Critter.</text:p>
      <text:p text:style-name="Text_20_body"><text:line-break/>2. Design: Determines the needed variables and basic algorithms for the creature according to the specifications.</text:p>
      <text:p text:style-name="Text_20_body">There is not need to declare any more variables in ShrimpCritter. We just noly to reconstruct the processActors method and for better look after the ShrimpCritter move, we also reconstruct the makeMove method.</text:p>
      <text:p text:style-name="Text_20_body"><text:line-break/>3. Code: Each group implements the code for the creature in the specification.<text:line-break/>4. Test: Each group writes test cases for the creature and verify that the implementations meet the specification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2T10:21:17</meta:creation-date>
    <dc:date>2015-08-22T10:37:33</dc:date>
    <meta:editing-duration>PT6M55S</meta:editing-duration>
    <meta:editing-cycles>7</meta:editing-cycles>
    <meta:generator>LibreOffice/3.5$Linux_X86_64 LibreOffice_project/350m1$Build-2</meta:generator>
    <meta:document-statistic meta:table-count="0" meta:image-count="0" meta:object-count="0" meta:page-count="1" meta:paragraph-count="7" meta:word-count="190" meta:character-count="1170" meta:non-whitespace-character-count="985"/>
  </office:meta>
</office:document-meta>
</file>